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1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7cm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53cm"/>
    </style:style>
    <style:style style:name="gr12" style:family="graphic" style:parent-style-name="standard">
      <style:graphic-properties draw:fill-color="#ff99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453cm"/>
    </style:style>
    <style:style style:name="gr14" style:family="graphic" style:parent-style-name="standard">
      <style:graphic-properties draw:fill-color="#dddddd" draw:opacity="50%" draw:textarea-horizontal-align="justify" draw:textarea-vertical-align="middle" draw:auto-grow-height="false" fo:min-height="3cm" fo:min-width="2.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9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69cm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19cm" fo:min-width="0.6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7.7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1cm" fo:min-width="0.789cm"/>
    </style:style>
    <style:style style:name="gr22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ff3333" draw:marker-start-width="0.252cm" draw:marker-end-width="0.252cm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26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left" draw:auto-grow-height="true" draw:auto-grow-width="false" fo:min-height="0.319cm" fo:min-width="0cm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53cm" draw:marker-start-width="0.279cm" draw:marker-end="Dimension_20_Lines" draw:marker-end-width="0.3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svg:stroke-width="0.035cm" svg:stroke-color="#ff33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5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001cm"/>
    </style:style>
    <style:style style:name="gr38" style:family="graphic" style:parent-style-name="objectwithoutfill">
      <style:graphic-properties svg:stroke-width="0.035cm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39" style:family="graphic" style:parent-style-name="objectwithoutfill">
      <style:graphic-properties draw:marker-end="Symmetric_20_Arrow"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1cm" fo:min-width="1cm"/>
    </style:style>
    <style:style style:name="gr41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0.634cm" fo:min-width="0.384cm" fo:padding-top="0.178cm" fo:padding-bottom="0.178cm" fo:padding-left="0.303cm" fo:padding-right="0.303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objectwithoutfill">
      <style:graphic-properties draw:fill="none" draw:textarea-vertical-align="middl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0.528cm" fo:min-width="0.278cm" fo:padding-top="0.178cm" fo:padding-bottom="0.178cm" fo:padding-left="0.303cm" fo:padding-right="0.3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18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9900"/>
      <style:paragraph-properties fo:text-align="center"/>
    </style:style>
    <style:style style:name="P7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8" style:family="paragraph">
      <loext:graphic-properties draw:fill-color="#dddddd" draw:opacity="50%"/>
      <style:paragraph-properties fo:text-align="center"/>
    </style:style>
    <style:style style:name="P9" style:family="paragraph">
      <style:paragraph-properties fo:line-height="0.5cm"/>
    </style:style>
    <style:style style:name="P10" style:family="paragraph">
      <loext:graphic-properties draw:fill="none" draw:fill-color="#ffffff"/>
      <style:paragraph-properties fo:line-height="0.5cm"/>
      <style:text-properties style:font-name="Arial" fo:font-size="8pt" style:font-size-asian="8pt" style:font-size-complex="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  <style:text-properties style:font-name="Arial" fo:font-size="8pt" style:font-size-asian="8pt" style:font-size-complex="8pt"/>
    </style:style>
    <style:style style:name="P13" style:family="paragraph">
      <loext:graphic-properties draw:fill="none" draw:fill-color="#ffffff"/>
      <style:text-properties style:font-name="Arial" fo:font-size="8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CD" svg:width="0.25cm" svg:height="0.25cm" svg:x="18.748cm" svg:y="1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CD" svg:width="0.25cm" svg:height="0.25cm" svg:x="19.248cm" svg:y="1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CD" svg:width="0.25cm" svg:height="0.25cm" svg:x="19.748cm" svg:y="1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CD" svg:width="0.25cm" svg:height="0.25cm" svg:x="20.248cm" svg:y="1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CD" svg:width="0.25cm" svg:height="0.25cm" svg:x="20.748cm" svg:y="1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CD" svg:width="0.25cm" svg:height="0.25cm" svg:x="21.248cm" svg:y="1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CD" svg:width="0.25cm" svg:height="0.25cm" svg:x="21.748cm" svg:y="1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CD" svg:width="0.25cm" svg:height="0.25cm" svg:x="18.248cm" svg:y="1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CD" svg:width="0.25cm" svg:height="0.25cm" svg:x="17.748cm" svg:y="1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CD" svg:width="0.25cm" svg:height="0.25cm" svg:x="17.248cm" svg:y="1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CD" svg:width="0.25cm" svg:height="0.25cm" svg:x="16.748cm" svg:y="1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CD" svg:width="0.25cm" svg:height="0.25cm" svg:x="16.248cm" svg:y="1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CD" svg:width="0.25cm" svg:height="0.25cm" svg:x="22.248cm" svg:y="1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CD" svg:width="0.25cm" svg:height="0.25cm" svg:x="22.748cm" svg:y="1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" draw:id="id28" draw:layer="LCD" svg:width="0.25cm" svg:height="0.25cm" svg:x="15.748cm" svg:y="1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CD" svg:width="0.25cm" svg:height="0.25cm" svg:x="15.248cm" svg:y="1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CD" svg:width="0.25cm" svg:height="0.25cm" svg:x="18.748cm" svg:y="1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GPIO" svg:width="1.086cm" svg:height="0.569cm" svg:x="18.515cm" svg:y="3.431cm">
          <draw:text-box>
            <text:p><text:span text:style-name="T1">SDA</text:span></text:p>
          </draw:text-box>
        </draw:frame>
        <draw:frame draw:style-name="gr3" draw:text-style-name="P2" draw:layer="GPIO" svg:width="1.052cm" svg:height="0.569cm" svg:x="18.549cm" svg:y="4.35cm">
          <draw:text-box>
            <text:p><text:span text:style-name="T1">SCL</text:span></text:p>
          </draw:text-box>
        </draw:frame>
        <draw:frame draw:style-name="gr4" draw:text-style-name="P2" draw:layer="GPIO" svg:width="1.014cm" svg:height="0.569cm" svg:x="21.651cm" svg:y="3.05cm">
          <draw:text-box>
            <text:p><text:span text:style-name="T1">+5V</text:span></text:p>
          </draw:text-box>
        </draw:frame>
        <draw:frame draw:style-name="gr5" draw:text-style-name="P2" draw:layer="GPIO" svg:width="1.129cm" svg:height="0.569cm" svg:x="18.472cm" svg:y="5.331cm">
          <draw:text-box>
            <text:p><text:span text:style-name="T1">GND</text:span></text:p>
          </draw:text-box>
        </draw:frame>
        <draw:frame draw:style-name="gr6" draw:text-style-name="P2" draw:layer="GPIO" svg:width="1.018cm" svg:height="0.569cm" svg:x="18.592cm" svg:y="11.9cm">
          <draw:text-box>
            <text:p><text:span text:style-name="T1">D26</text:span></text:p>
          </draw:text-box>
        </draw:frame>
        <draw:frame draw:style-name="gr6" draw:text-style-name="P2" draw:layer="GPIO" svg:width="1.018cm" svg:height="0.569cm" svg:x="18.593cm" svg:y="11.401cm">
          <draw:text-box>
            <text:p><text:span text:style-name="T1">D19</text:span></text:p>
          </draw:text-box>
        </draw:frame>
        <draw:frame draw:style-name="gr6" draw:text-style-name="P2" draw:layer="GPIO" svg:width="1.018cm" svg:height="0.569cm" svg:x="21.293cm" svg:y="7.901cm">
          <draw:text-box>
            <text:p><text:span text:style-name="T1">D25</text:span></text:p>
          </draw:text-box>
        </draw:frame>
        <draw:frame draw:style-name="gr6" draw:text-style-name="P2" draw:layer="GPIO" svg:width="1.018cm" svg:height="0.569cm" svg:x="21.293cm" svg:y="6.902cm">
          <draw:text-box>
            <text:p><text:span text:style-name="T1">D24</text:span></text:p>
          </draw:text-box>
        </draw:frame>
        <draw:frame draw:style-name="gr6" draw:text-style-name="P2" draw:layer="GPIO" svg:width="1.018cm" svg:height="0.569cm" svg:x="18.194cm" svg:y="6.602cm">
          <draw:text-box>
            <text:p><text:span text:style-name="T1">D22</text:span></text:p>
          </draw:text-box>
        </draw:frame>
        <draw:frame draw:style-name="gr6" draw:text-style-name="P2" draw:layer="GPIO" svg:width="1.018cm" svg:height="0.569cm" svg:x="18.194cm" svg:y="6.102cm">
          <draw:text-box>
            <text:p><text:span text:style-name="T1">D27</text:span></text:p>
          </draw:text-box>
        </draw:frame>
        <draw:custom-shape draw:style-name="gr1" draw:text-style-name="P1" draw:layer="GPIO" svg:width="0.25cm" svg:height="0.25cm" svg:x="19.502cm" svg:y="3.24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GPIO" svg:width="0.25cm" svg:height="0.25cm" svg:x="21.002cm" svg:y="3.24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GPIO" svg:width="1.37cm" svg:height="0.569cm" svg:x="19.632cm" svg:y="3.098cm">
          <draw:text-box>
            <text:p><text:span text:style-name="T1">01 <text:s text:c="2"/>02</text:span></text:p>
          </draw:text-box>
        </draw:frame>
        <draw:custom-shape draw:style-name="gr1" draw:text-style-name="P1" xml:id="id16" draw:id="id16" draw:layer="GPIO" svg:width="0.25cm" svg:height="0.25cm" svg:x="19.502cm" svg:y="3.74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GPIO" svg:width="0.25cm" svg:height="0.25cm" svg:x="21.002cm" svg:y="3.74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GPIO" svg:width="1.37cm" svg:height="0.569cm" svg:x="19.632cm" svg:y="3.599cm">
          <draw:text-box>
            <text:p><text:span text:style-name="T1">03 <text:s text:c="2"/>04</text:span></text:p>
          </draw:text-box>
        </draw:frame>
        <draw:custom-shape draw:style-name="gr1" draw:text-style-name="P1" xml:id="id18" draw:id="id18" draw:layer="GPIO" svg:width="0.25cm" svg:height="0.25cm" svg:x="19.502cm" svg:y="4.24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GPIO" svg:width="0.25cm" svg:height="0.25cm" svg:x="21.002cm" svg:y="4.24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GPIO" svg:width="1.37cm" svg:height="0.569cm" svg:x="19.632cm" svg:y="4.099cm">
          <draw:text-box>
            <text:p><text:span text:style-name="T1">05 <text:s text:c="2"/>06</text:span></text:p>
          </draw:text-box>
        </draw:frame>
        <draw:custom-shape draw:style-name="gr1" draw:text-style-name="P1" draw:layer="GPIO" svg:width="0.25cm" svg:height="0.25cm" svg:x="19.502cm" svg:y="4.74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GPIO" svg:width="0.25cm" svg:height="0.25cm" svg:x="21.002cm" svg:y="4.74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GPIO" svg:width="1.37cm" svg:height="0.569cm" svg:x="19.632cm" svg:y="4.599cm">
          <draw:text-box>
            <text:p><text:span text:style-name="T1">07 <text:s text:c="2"/>08</text:span></text:p>
          </draw:text-box>
        </draw:frame>
        <draw:custom-shape draw:style-name="gr10" draw:text-style-name="P5" xml:id="id20" draw:id="id20" draw:layer="GPIO" svg:width="0.25cm" svg:height="0.25cm" svg:x="19.502cm" svg:y="5.24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GPIO" svg:width="0.25cm" svg:height="0.25cm" svg:x="21.002cm" svg:y="5.24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GPIO" svg:width="1.37cm" svg:height="0.569cm" svg:x="19.632cm" svg:y="5.099cm">
          <draw:text-box>
            <text:p><text:span text:style-name="T1">09 <text:s text:c="2"/>10</text:span></text:p>
          </draw:text-box>
        </draw:frame>
        <draw:custom-shape draw:style-name="gr1" draw:text-style-name="P1" draw:layer="GPIO" svg:width="0.25cm" svg:height="0.25cm" svg:x="19.502cm" svg:y="5.74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GPIO" svg:width="0.25cm" svg:height="0.25cm" svg:x="21.002cm" svg:y="5.74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2" draw:layer="GPIO" svg:width="1.353cm" svg:height="0.569cm" svg:x="19.632cm" svg:y="5.599cm">
          <draw:text-box>
            <text:p><text:span text:style-name="T1">11 <text:s text:c="2"/>12</text:span></text:p>
          </draw:text-box>
        </draw:frame>
        <draw:custom-shape draw:style-name="gr12" draw:text-style-name="P6" draw:layer="GPIO" svg:width="0.25cm" svg:height="0.25cm" svg:x="19.502cm" svg:y="3.24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2" draw:id="id22" draw:layer="GPIO" svg:width="0.25cm" svg:height="0.25cm" svg:x="21.002cm" svg:y="3.24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GPIO" svg:width="0.25cm" svg:height="0.25cm" svg:x="19.502cm" svg:y="6.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GPIO" svg:width="0.25cm" svg:height="0.25cm" svg:x="21.002cm" svg:y="6.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xml:id="id8" draw:id="id8" draw:layer="GPIO" svg:width="1.37cm" svg:height="0.569cm" svg:x="19.632cm" svg:y="6.1cm">
          <draw:text-box>
            <text:p><text:span text:style-name="T1">13 <text:s text:c="2"/>14</text:span></text:p>
          </draw:text-box>
        </draw:frame>
        <draw:custom-shape draw:style-name="gr1" draw:text-style-name="P1" draw:layer="GPIO" svg:width="0.25cm" svg:height="0.25cm" svg:x="19.502cm" svg:y="6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GPIO" svg:width="0.25cm" svg:height="0.25cm" svg:x="21.002cm" svg:y="6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xml:id="id6" draw:id="id6" draw:layer="GPIO" svg:width="1.37cm" svg:height="0.569cm" svg:x="19.632cm" svg:y="6.6cm">
          <draw:text-box>
            <text:p><text:span text:style-name="T1">15 <text:s text:c="2"/>16</text:span></text:p>
          </draw:text-box>
        </draw:frame>
        <draw:custom-shape draw:style-name="gr12" draw:text-style-name="P6" draw:layer="GPIO" svg:width="0.25cm" svg:height="0.25cm" svg:x="19.502cm" svg:y="7.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GPIO" svg:width="0.25cm" svg:height="0.25cm" svg:x="21.002cm" svg:y="7.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GPIO" svg:width="1.37cm" svg:height="0.569cm" svg:x="19.632cm" svg:y="7.1cm">
          <draw:text-box>
            <text:p><text:span text:style-name="T1">17 <text:s text:c="2"/>18</text:span></text:p>
          </draw:text-box>
        </draw:frame>
        <draw:custom-shape draw:style-name="gr1" draw:text-style-name="P1" draw:layer="GPIO" svg:width="0.25cm" svg:height="0.25cm" svg:x="19.502cm" svg:y="7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GPIO" svg:width="0.25cm" svg:height="0.25cm" svg:x="21.002cm" svg:y="7.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GPIO" svg:width="1.37cm" svg:height="0.569cm" svg:x="19.632cm" svg:y="7.6cm">
          <draw:text-box>
            <text:p><text:span text:style-name="T1">19 <text:s text:c="2"/>20</text:span></text:p>
          </draw:text-box>
        </draw:frame>
        <draw:custom-shape draw:style-name="gr1" draw:text-style-name="P1" draw:layer="GPIO" svg:width="0.25cm" svg:height="0.25cm" svg:x="19.502cm" svg:y="8.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GPIO" svg:width="0.25cm" svg:height="0.25cm" svg:x="21.002cm" svg:y="8.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GPIO" svg:width="1.37cm" svg:height="0.569cm" svg:x="19.632cm" svg:y="8.1cm">
          <draw:text-box>
            <text:p><text:span text:style-name="T1">21 <text:s text:c="2"/>22</text:span></text:p>
          </draw:text-box>
        </draw:frame>
        <draw:custom-shape draw:style-name="gr1" draw:text-style-name="P1" draw:layer="GPIO" svg:width="0.25cm" svg:height="0.25cm" svg:x="19.502cm" svg:y="8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GPIO" svg:width="0.25cm" svg:height="0.25cm" svg:x="21.002cm" svg:y="8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GPIO" svg:width="1.37cm" svg:height="0.569cm" svg:x="19.632cm" svg:y="8.601cm">
          <draw:text-box>
            <text:p><text:span text:style-name="T1">23 <text:s text:c="2"/>24</text:span></text:p>
          </draw:text-box>
        </draw:frame>
        <draw:custom-shape draw:style-name="gr10" draw:text-style-name="P5" draw:layer="GPIO" svg:width="0.25cm" svg:height="0.25cm" svg:x="19.502cm" svg:y="9.2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GPIO" svg:width="0.25cm" svg:height="0.25cm" svg:x="21.002cm" svg:y="9.2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GPIO" svg:width="1.37cm" svg:height="0.569cm" svg:x="19.632cm" svg:y="9.101cm">
          <draw:text-box>
            <text:p><text:span text:style-name="T1">25 <text:s text:c="2"/>26</text:span></text:p>
          </draw:text-box>
        </draw:frame>
        <draw:custom-shape draw:style-name="gr1" draw:text-style-name="P1" draw:layer="GPIO" svg:width="0.25cm" svg:height="0.25cm" svg:x="19.502cm" svg:y="8.2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GPIO" svg:width="0.25cm" svg:height="0.25cm" svg:x="21.002cm" svg:y="8.2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GPIO" svg:width="1.37cm" svg:height="0.569cm" svg:x="19.632cm" svg:y="8.101cm">
          <draw:text-box>
            <text:p><text:span text:style-name="T1">21 <text:s text:c="2"/>22</text:span></text:p>
          </draw:text-box>
        </draw:frame>
        <draw:custom-shape draw:style-name="gr1" draw:text-style-name="P1" draw:layer="GPIO" svg:width="0.25cm" svg:height="0.25cm" svg:x="19.502cm" svg:y="9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GPIO" svg:width="0.25cm" svg:height="0.25cm" svg:x="21.002cm" svg:y="9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GPIO" svg:width="1.37cm" svg:height="0.569cm" svg:x="19.632cm" svg:y="9.601cm">
          <draw:text-box>
            <text:p><text:span text:style-name="T1">27 <text:s text:c="2"/>28</text:span></text:p>
          </draw:text-box>
        </draw:frame>
        <draw:custom-shape draw:style-name="gr1" draw:text-style-name="P1" xml:id="id35" draw:id="id35" draw:layer="GPIO" svg:width="0.25cm" svg:height="0.25cm" svg:x="19.502cm" svg:y="10.2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GPIO" svg:width="0.25cm" svg:height="0.25cm" svg:x="21.002cm" svg:y="10.2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GPIO" svg:width="1.37cm" svg:height="0.569cm" svg:x="19.632cm" svg:y="10.101cm">
          <draw:text-box>
            <text:p><text:span text:style-name="T1">29 <text:s text:c="2"/>30</text:span></text:p>
          </draw:text-box>
        </draw:frame>
        <draw:custom-shape draw:style-name="gr1" draw:text-style-name="P1" xml:id="id37" draw:id="id37" draw:layer="GPIO" svg:width="0.25cm" svg:height="0.25cm" svg:x="19.502cm" svg:y="10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8" draw:id="id38" draw:layer="GPIO" svg:width="0.25cm" svg:height="0.25cm" svg:x="21.002cm" svg:y="10.7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GPIO" svg:width="1.37cm" svg:height="0.569cm" svg:x="19.632cm" svg:y="10.601cm">
          <draw:text-box>
            <text:p><text:span text:style-name="T1">31 <text:s text:c="2"/>32</text:span></text:p>
          </draw:text-box>
        </draw:frame>
        <draw:custom-shape draw:style-name="gr1" draw:text-style-name="P1" xml:id="id42" draw:id="id42" draw:layer="GPIO" svg:width="0.25cm" svg:height="0.25cm" svg:x="19.502cm" svg:y="11.2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GPIO" svg:width="0.25cm" svg:height="0.25cm" svg:x="21.002cm" svg:y="11.2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GPIO" svg:width="1.37cm" svg:height="0.569cm" svg:x="19.632cm" svg:y="11.102cm">
          <draw:text-box>
            <text:p><text:span text:style-name="T1">33 <text:s text:c="2"/>34</text:span></text:p>
          </draw:text-box>
        </draw:frame>
        <draw:custom-shape draw:style-name="gr1" draw:text-style-name="P1" xml:id="id12" draw:id="id12" draw:layer="GPIO" svg:width="0.25cm" svg:height="0.25cm" svg:x="19.502cm" svg:y="11.7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3" draw:id="id43" draw:layer="GPIO" svg:width="0.25cm" svg:height="0.25cm" svg:x="21.002cm" svg:y="11.7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GPIO" svg:width="1.37cm" svg:height="0.569cm" svg:x="19.632cm" svg:y="11.602cm">
          <draw:text-box>
            <text:p><text:span text:style-name="T1">35 <text:s text:c="2"/>36</text:span></text:p>
          </draw:text-box>
        </draw:frame>
        <draw:custom-shape draw:style-name="gr1" draw:text-style-name="P1" xml:id="id14" draw:id="id14" draw:layer="GPIO" svg:width="0.25cm" svg:height="0.25cm" svg:x="19.502cm" svg:y="12.2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GPIO" svg:width="0.25cm" svg:height="0.25cm" svg:x="21.002cm" svg:y="12.2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GPIO" svg:width="1.37cm" svg:height="0.569cm" svg:x="19.632cm" svg:y="12.102cm">
          <draw:text-box>
            <text:p><text:span text:style-name="T1">37 <text:s text:c="2"/>38</text:span></text:p>
          </draw:text-box>
        </draw:frame>
        <draw:custom-shape draw:style-name="gr10" draw:text-style-name="P5" xml:id="id24" draw:id="id24" draw:layer="GPIO" svg:width="0.25cm" svg:height="0.25cm" svg:x="19.502cm" svg:y="12.7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GPIO" svg:width="0.25cm" svg:height="0.25cm" svg:x="21.002cm" svg:y="12.7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xml:id="id27" draw:id="id27" draw:layer="GPIO" svg:width="1.37cm" svg:height="0.569cm" svg:x="19.632cm" svg:y="12.602cm">
          <draw:text-box>
            <text:p><text:span text:style-name="T1">39 <text:s text:c="2"/>40</text:span></text:p>
          </draw:text-box>
        </draw:frame>
        <draw:frame draw:style-name="gr13" draw:text-style-name="P7" draw:layer="GPIO" svg:width="2.953cm" svg:height="1.199cm" svg:x="18.949cm" svg:y="2.021cm">
          <draw:text-box>
            <text:p><text:span text:style-name="T2">Raspberry Pi</text:span></text:p>
            <text:p text:style-name="P1"><text:span text:style-name="T2">GPIO</text:span></text:p>
          </draw:text-box>
        </draw:frame>
        <draw:custom-shape draw:style-name="gr14" draw:text-style-name="P8" draw:layer="INA" svg:width="3.25cm" svg:height="3.25cm" svg:x="8cm" svg:y="4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INA" svg:width="0.25cm" svg:height="0.25cm" svg:x="10.75cm" svg:y="4.24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INA" svg:width="0.25cm" svg:height="0.25cm" svg:x="10.75cm" svg:y="4.74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INA" svg:width="1.25cm" svg:height="0.569cm" svg:x="9.6cm" svg:y="6.598cm">
          <draw:text-box>
            <text:p><text:span text:style-name="T1">VCC</text:span></text:p>
          </draw:text-box>
        </draw:frame>
        <draw:custom-shape draw:style-name="gr1" draw:text-style-name="P1" xml:id="id15" draw:id="id15" draw:layer="INA" svg:width="0.25cm" svg:height="0.25cm" svg:x="10.75cm" svg:y="5.24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INA" svg:width="0.25cm" svg:height="0.25cm" svg:x="10.75cm" svg:y="5.74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19" draw:id="id19" draw:layer="INA" svg:width="0.25cm" svg:height="0.25cm" svg:x="10.75cm" svg:y="6.24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1" draw:id="id21" draw:layer="INA" svg:width="0.25cm" svg:height="0.25cm" svg:x="10.75cm" svg:y="6.74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INA" svg:width="1.25cm" svg:height="0.569cm" svg:x="9.6cm" svg:y="6.099cm">
          <draw:text-box>
            <text:p><text:span text:style-name="T1">GND</text:span></text:p>
          </draw:text-box>
        </draw:frame>
        <draw:frame draw:style-name="gr15" draw:text-style-name="P2" draw:layer="INA" svg:width="1.25cm" svg:height="0.569cm" svg:x="9.6cm" svg:y="5.6cm">
          <draw:text-box>
            <text:p><text:span text:style-name="T1">SCL</text:span></text:p>
          </draw:text-box>
        </draw:frame>
        <draw:frame draw:style-name="gr15" draw:text-style-name="P2" draw:layer="INA" svg:width="1.25cm" svg:height="0.569cm" svg:x="9.6cm" svg:y="5.1cm">
          <draw:text-box>
            <text:p><text:span text:style-name="T1">SDA</text:span></text:p>
          </draw:text-box>
        </draw:frame>
        <draw:frame draw:style-name="gr15" draw:text-style-name="P2" draw:layer="INA" svg:width="1.25cm" svg:height="0.569cm" svg:x="9.6cm" svg:y="4.6cm">
          <draw:text-box>
            <text:p><text:span text:style-name="T1">Vin-</text:span></text:p>
          </draw:text-box>
        </draw:frame>
        <draw:frame draw:style-name="gr15" draw:text-style-name="P2" draw:layer="INA" svg:width="1.25cm" svg:height="0.569cm" svg:x="9.6cm" svg:y="4.101cm">
          <draw:text-box>
            <text:p><text:span text:style-name="T1">Vin+</text:span></text:p>
          </draw:text-box>
        </draw:frame>
        <draw:custom-shape draw:style-name="gr1" draw:text-style-name="P1" xml:id="id46" draw:id="id46" draw:layer="INA" svg:width="0.25cm" svg:height="0.25cm" svg:x="8.25cm" svg:y="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8" draw:id="id48" draw:layer="INA" svg:width="0.25cm" svg:height="0.25cm" svg:x="8.25cm" svg:y="5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INA" svg:width="0.997cm" svg:height="0.569cm" svg:x="8cm" svg:y="6.182cm">
          <draw:text-box>
            <text:p><text:span text:style-name="T1">Vin-</text:span></text:p>
          </draw:text-box>
        </draw:frame>
        <draw:frame draw:style-name="gr17" draw:text-style-name="P2" draw:layer="INA" svg:width="1.069cm" svg:height="0.569cm" svg:x="8cm" svg:y="4.651cm">
          <draw:text-box>
            <text:p><text:span text:style-name="T1">Vin+</text:span></text:p>
          </draw:text-box>
        </draw:frame>
        <draw:frame draw:style-name="gr18" draw:text-style-name="P2" draw:layer="INA" svg:width="1.175cm" svg:height="0.569cm" draw:transform="rotate (1.5707963267949) translate (8.85cm 6.251cm)">
          <draw:text-box>
            <text:p><text:span text:style-name="T1">R100</text:span></text:p>
          </draw:text-box>
        </draw:frame>
        <draw:frame draw:style-name="gr19" draw:text-style-name="P7" draw:layer="INA" svg:width="1.92cm" svg:height="0.725cm" svg:x="8.58cm" svg:y="3.426cm">
          <draw:text-box>
            <text:p><text:span text:style-name="T2">INA219</text:span></text:p>
          </draw:text-box>
        </draw:frame>
        <draw:frame draw:style-name="gr20" draw:text-style-name="P2" draw:layer="LCD" svg:width="8.27cm" svg:height="0.569cm" svg:x="14.991cm" svg:y="16cm">
          <draw:text-box>
            <text:p><text:span text:style-name="T1">1 <text:s text:c="4"/>2 <text:s text:c="3"/>3 <text:s text:c="3"/>4 <text:s text:c="4"/>5 <text:s text:c="3"/>6 <text:s text:c="4"/>7 <text:s text:c="3"/>8 <text:s text:c="3"/>9 <text:s text:c="2"/>10 <text:s text:c="2"/>11 <text:s/>12 <text:s/>13 <text:s/>14 <text:s text:c="2"/>15 <text:s/>16</text:span></text:p>
          </draw:text-box>
        </draw:frame>
        <draw:frame draw:style-name="gr21" draw:text-style-name="P10" draw:layer="LCD" svg:width="1.289cm" svg:height="8.251cm" draw:transform="rotate (1.5707963267949) translate (14.913cm 17.439cm)">
          <draw:text-box>
            <text:p text:style-name="P9"><text:span text:style-name="T1">GND <text:s/></text:span></text:p>
            <text:p text:style-name="P9"><text:span text:style-name="T1">+5V</text:span></text:p>
            <text:p text:style-name="P9"><text:span text:style-name="T1">V0</text:span></text:p>
            <text:p text:style-name="P9"><text:span text:style-name="T1">RS</text:span></text:p>
            <text:p text:style-name="P9"><text:span text:style-name="T1">R/W</text:span></text:p>
            <text:p text:style-name="P9"><text:span text:style-name="T1">E</text:span></text:p>
            <text:p text:style-name="P9"><text:span text:style-name="T1">DB0</text:span></text:p>
            <text:p text:style-name="P9"><text:span text:style-name="T1">DB1</text:span></text:p>
            <text:p text:style-name="P9"><text:span text:style-name="T1">DB2</text:span></text:p>
            <text:p text:style-name="P9"><text:span text:style-name="T1">DB3</text:span></text:p>
            <text:p text:style-name="P9"><text:span text:style-name="T1">DB4</text:span></text:p>
            <text:p text:style-name="P9"><text:span text:style-name="T1">DB5</text:span></text:p>
            <text:p text:style-name="P9"><text:span text:style-name="T1">DB6</text:span></text:p>
            <text:p text:style-name="P9"><text:span text:style-name="T1">DB7</text:span></text:p>
            <text:p text:style-name="P9"><text:span text:style-name="T1">LED+</text:span></text:p>
            <text:p text:style-name="P9"><text:span text:style-name="T1">LED-</text:span></text:p>
          </draw:text-box>
        </draw:frame>
        <draw:connector draw:style-name="gr22" draw:text-style-name="P1" draw:layer="Wiring" draw:line-skew="1.623cm 1.247cm" svg:x1="20.373cm" svg:y1="15.752cm" svg:x2="21.252cm" svg:y2="8.376cm" draw:start-shape="id1" draw:start-glue-point="4" draw:end-shape="id2" draw:end-glue-point="10" svg:d="M20373 15752v-2002h2627v-5374h-1748" svg:viewBox="0 0 2628 7377">
          <text:p/>
        </draw:connector>
        <draw:connector draw:style-name="gr22" draw:text-style-name="P1" draw:layer="Wiring" draw:line-skew="2.374cm 1.497cm" svg:x1="20.873cm" svg:y1="15.752cm" svg:x2="21.252cm" svg:y2="7.375cm" draw:start-shape="id3" draw:start-glue-point="4" draw:end-shape="id4" draw:end-glue-point="10" svg:d="M20873 15752v-1752h2377v-6625h-1998" svg:viewBox="0 0 2378 8378">
          <text:p/>
        </draw:connector>
        <draw:connector draw:style-name="gr22" draw:text-style-name="P1" xml:id="id7" draw:id="id7" draw:layer="Wiring" draw:line-skew="3.112cm" svg:x1="21.373cm" svg:y1="15.752cm" svg:x2="23.535cm" svg:y2="7.025cm" draw:start-shape="id5" draw:start-glue-point="4" svg:d="M21373 15752v-1502h2162v-7225" svg:viewBox="0 0 2163 8728">
          <text:p/>
        </draw:connector>
        <draw:connector draw:style-name="gr22" draw:text-style-name="P1" draw:layer="Wiring" draw:line-skew="0cm 0.4cm" svg:x1="19.632cm" svg:y1="6.884cm" svg:x2="23.535cm" svg:y2="7.025cm" draw:start-shape="id6" draw:start-glue-point="3" draw:end-shape="id7" draw:end-glue-point="3" svg:d="M19632 6884h-500v-384h4403v525" svg:viewBox="0 0 4404 526">
          <text:p/>
        </draw:connector>
        <draw:connector draw:style-name="gr22" draw:text-style-name="P1" draw:layer="Wiring" draw:line-skew="0cm 0.4cm" svg:x1="19.632cm" svg:y1="6.384cm" svg:x2="23.76cm" svg:y2="6.152cm" draw:start-shape="id8" draw:start-glue-point="3" draw:end-shape="id9" draw:end-glue-point="3" svg:d="M19632 6384h-500v-384h4628v152" svg:viewBox="0 0 4629 385">
          <text:p/>
        </draw:connector>
        <draw:connector draw:style-name="gr22" draw:text-style-name="P1" xml:id="id9" draw:id="id9" draw:layer="Wiring" draw:line-skew="3.798cm" svg:x1="21.873cm" svg:y1="15.752cm" svg:x2="23.76cm" svg:y2="6.152cm" draw:start-shape="id10" draw:start-glue-point="4" svg:d="M21873 15752v-1252h1887v-8348" svg:viewBox="0 0 1888 9601">
          <text:p/>
        </draw:connector>
        <draw:connector draw:style-name="gr22" draw:text-style-name="P1" draw:layer="Wiring" svg:x1="17.873cm" svg:y1="15.752cm" svg:x2="19.502cm" svg:y2="11.877cm" draw:start-shape="id11" draw:start-glue-point="4" draw:end-shape="id12" draw:end-glue-point="6" svg:d="M17873 15752v-3875h1629" svg:viewBox="0 0 1630 3876">
          <text:p/>
        </draw:connector>
        <draw:connector draw:style-name="gr22" draw:text-style-name="P1" draw:layer="Wiring" svg:x1="16.873cm" svg:y1="15.752cm" svg:x2="19.502cm" svg:y2="12.377cm" draw:start-shape="id13" draw:start-glue-point="4" draw:end-shape="id14" draw:end-glue-point="6" svg:d="M16873 15752v-3375h2629" svg:viewBox="0 0 2630 3376">
          <text:p/>
        </draw:connector>
        <draw:connector draw:style-name="gr22" draw:text-style-name="P1" draw:layer="Wiring" draw:line-skew="-3.001cm" svg:x1="11cm" svg:y1="5.373cm" svg:x2="19.502cm" svg:y2="3.874cm" draw:start-shape="id15" draw:start-glue-point="10" draw:end-shape="id16" draw:end-glue-point="6" svg:d="M11000 5373h1250v-1499h7252" svg:viewBox="0 0 8503 1500">
          <text:p/>
        </draw:connector>
        <draw:connector draw:style-name="gr22" draw:text-style-name="P1" draw:layer="Wiring" draw:line-skew="-2.751cm" svg:x1="11cm" svg:y1="5.873cm" svg:x2="19.502cm" svg:y2="4.374cm" draw:start-shape="id17" draw:start-glue-point="10" draw:end-shape="id18" draw:end-glue-point="6" svg:d="M11000 5873h1500v-1499h7002" svg:viewBox="0 0 8503 1500">
          <text:p/>
        </draw:connector>
        <draw:connector draw:style-name="gr23" draw:text-style-name="P1" draw:layer="Wiring" draw:line-skew="-2.501cm" svg:x1="11cm" svg:y1="6.373cm" svg:x2="19.502cm" svg:y2="5.374cm" draw:start-shape="id19" draw:start-glue-point="10" draw:end-shape="id20" draw:end-glue-point="6" svg:d="M11000 6373h1750v-999h6752" svg:viewBox="0 0 8503 1000">
          <text:p/>
        </draw:connector>
        <draw:connector draw:style-name="gr24" draw:text-style-name="P1" xml:id="id23" draw:id="id23" draw:layer="Wiring" draw:line-skew="-1.149cm" svg:x1="11cm" svg:y1="6.873cm" svg:x2="18.296cm" svg:y2="3.016cm" draw:start-shape="id21" draw:start-glue-point="10" svg:d="M11000 6873h2750v-3857h4546" svg:viewBox="0 0 7297 3858">
          <text:p/>
        </draw:connector>
        <draw:connector draw:style-name="gr24" draw:text-style-name="P1" draw:layer="Wiring" draw:line-skew="0cm 0.485cm" svg:x1="21.252cm" svg:y1="3.374cm" svg:x2="18.296cm" svg:y2="3.016cm" draw:start-shape="id22" draw:start-glue-point="10" draw:end-shape="id23" draw:end-glue-point="3" svg:d="M21252 3374h501v-391h-3457v33" svg:viewBox="0 0 3458 392">
          <text:p/>
        </draw:connector>
        <draw:connector draw:style-name="gr23" draw:text-style-name="P1" draw:layer="Wiring" draw:line-skew="0cm 0.623cm" svg:x1="19.502cm" svg:y1="12.877cm" svg:x2="22.873cm" svg:y2="15.752cm" draw:start-shape="id24" draw:start-glue-point="6" draw:end-shape="id25" draw:end-glue-point="4" svg:d="M19502 12877h-501v2123h3872v752" svg:viewBox="0 0 3873 2876">
          <text:p/>
        </draw:connector>
        <draw:connector draw:style-name="gr23" draw:text-style-name="P1" draw:layer="Wiring" svg:x1="15.373cm" svg:y1="15.752cm" svg:x2="19.632cm" svg:y2="12.886cm" draw:start-shape="id26" draw:start-glue-point="4" draw:end-shape="id27" draw:end-glue-point="3" svg:d="M15373 15752v-2866h4259" svg:viewBox="0 0 4260 2867">
          <text:p/>
        </draw:connector>
        <draw:line draw:style-name="gr25" draw:text-style-name="P11" xml:id="id31" draw:id="id31" draw:layer="Discretes" svg:x1="25.5cm" svg:y1="15.517cm" svg:x2="23.25cm" svg:y2="15.517cm">
          <text:p/>
        </draw:line>
        <draw:frame draw:style-name="gr26" draw:text-style-name="P12" draw:layer="Discretes" svg:width="1.006cm" svg:height="0.603cm" svg:x="23.851cm" svg:y="15.215cm">
          <draw:text-box>
            <text:p><text:span text:style-name="T1">220</text:span></text:p>
          </draw:text-box>
        </draw:frame>
        <draw:g xml:id="id29" draw:id="id29">
          <draw:line draw:style-name="gr27" draw:text-style-name="P11" draw:layer="Discretes" svg:x1="15cm" svg:y1="14cm" svg:x2="14cm" svg:y2="14.25cm">
            <text:p/>
          </draw:line>
          <draw:line draw:style-name="gr28" draw:text-style-name="P11" draw:layer="Discretes" svg:x1="14.5cm" svg:y1="14.75cm" svg:x2="14.5cm" svg:y2="13.25cm">
            <text:p/>
          </draw:line>
          <draw:frame draw:style-name="gr26" draw:text-style-name="P12" draw:layer="Discretes" svg:width="1.04cm" svg:height="0.603cm" draw:transform="rotate (1.5707963267949) translate (14.252cm 14.538cm)">
            <draw:text-box>
              <text:p><text:span text:style-name="T1">10K</text:span></text:p>
            </draw:text-box>
          </draw:frame>
        </draw:g>
        <draw:line draw:style-name="gr28" draw:text-style-name="P11" draw:layer="Wiring" svg:x1="15.35cm" svg:y1="12.888cm" svg:x2="14.5cm" svg:y2="12.888cm">
          <text:p/>
        </draw:line>
        <draw:line draw:style-name="gr28" draw:text-style-name="P11" draw:layer="Wiring" svg:x1="14.5cm" svg:y1="13.25cm" svg:x2="14.5cm" svg:y2="12.888cm">
          <text:p/>
        </draw:line>
        <draw:connector draw:style-name="gr24" draw:text-style-name="P1" draw:layer="Wiring" draw:line-skew="0cm -0.499cm -1.503cm" svg:x1="15.873cm" svg:y1="15.752cm" svg:x2="14.5cm" svg:y2="14.75cm" draw:start-shape="id28" draw:start-glue-point="4" draw:end-shape="id29" draw:end-glue-point="2" svg:d="M15873 15752v-501h127v-251h-1500v-250" svg:viewBox="0 0 1501 1003">
          <text:p/>
        </draw:connector>
        <draw:connector draw:style-name="gr22" draw:text-style-name="P1" draw:layer="Wiring" svg:x1="15cm" svg:y1="14cm" svg:x2="16.373cm" svg:y2="15.752cm" draw:start-shape="id29" draw:start-glue-point="1" draw:end-shape="id30" draw:end-glue-point="4" svg:d="M15000 14000h1373v1752" svg:viewBox="0 0 1374 1753">
          <text:p/>
        </draw:connector>
        <draw:connector draw:style-name="gr22" draw:text-style-name="P1" draw:layer="Wiring" draw:line-skew="0.501cm" svg:x1="23.25cm" svg:y1="15.517cm" svg:x2="22.373cm" svg:y2="15.752cm" draw:start-shape="id31" draw:start-glue-point="3" draw:end-shape="id32" draw:end-glue-point="4" svg:d="M23250 15517v-17h-877v252" svg:viewBox="0 0 878 253">
          <text:p/>
        </draw:connector>
        <draw:line draw:style-name="gr29" draw:text-style-name="P11" draw:layer="Wiring" svg:x1="14.5cm" svg:y1="15cm" svg:x2="14.5cm" svg:y2="19cm">
          <text:p/>
        </draw:line>
        <draw:line draw:style-name="gr29" draw:text-style-name="P11" draw:layer="Wiring" svg:x1="25.5cm" svg:y1="19cm" svg:x2="14.5cm" svg:y2="19cm">
          <text:p/>
        </draw:line>
        <draw:line draw:style-name="gr30" draw:text-style-name="P11" draw:layer="Wiring" svg:x1="25.5cm" svg:y1="19cm" svg:x2="25.5cm" svg:y2="14.75cm">
          <text:p/>
        </draw:line>
        <draw:line draw:style-name="gr28" draw:text-style-name="P11" draw:layer="Wiring" svg:x1="17.378cm" svg:y1="15.752cm" svg:x2="17.378cm" svg:y2="12.886cm">
          <text:p/>
        </draw:line>
        <draw:connector draw:style-name="gr23" draw:text-style-name="P1" draw:layer="Wiring" svg:x1="11cm" svg:y1="6.373cm" svg:x2="6.75cm" svg:y2="10.5cm" draw:start-shape="id19" draw:start-glue-point="10" draw:end-shape="id33" draw:end-glue-point="1" svg:d="M11000 6373h501v4127h-4751" svg:viewBox="0 0 4752 4128">
          <text:p/>
        </draw:connector>
        <draw:frame draw:style-name="gr31" draw:text-style-name="P7" draw:layer="LCD" svg:width="2.555cm" svg:height="0.725cm" svg:x="18.695cm" svg:y="17.525cm">
          <draw:text-box>
            <text:p><text:span text:style-name="T2">LCD Panel</text:span></text:p>
          </draw:text-box>
        </draw:frame>
        <draw:frame draw:style-name="gr4" draw:text-style-name="P13" draw:layer="LCD" svg:width="1.014cm" svg:height="0.569cm" svg:x="25.447cm" svg:y="14.344cm">
          <draw:text-box>
            <text:p><text:span text:style-name="T3">+5V</text:span></text:p>
          </draw:text-box>
        </draw:frame>
        <draw:frame draw:style-name="gr32" draw:text-style-name="P2" draw:layer="Buttons" svg:width="0.659cm" svg:height="0.569cm" svg:x="17.05cm" svg:y="8.05cm">
          <draw:text-box>
            <text:p><text:span text:style-name="T1">1</text:span></text:p>
          </draw:text-box>
        </draw:frame>
        <draw:custom-shape draw:style-name="gr33" draw:text-style-name="P14" draw:layer="Buttons" svg:width="0.25cm" svg:height="0.25cm" svg:x="16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4" xml:id="id34" draw:id="id34" draw:layer="Buttons" svg:width="0.25cm" svg:height="0.25cm" svg:x="17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1" draw:layer="Buttons" svg:x1="16.5cm" svg:y1="8.423cm" svg:x2="17.25cm" svg:y2="8.423cm">
          <text:p/>
        </draw:line>
        <draw:line draw:style-name="gr34" draw:text-style-name="P11" draw:layer="Buttons" svg:x1="16.878cm" svg:y1="8.262cm" svg:x2="16.878cm" svg:y2="8.4cm">
          <text:p/>
        </draw:line>
        <draw:line draw:style-name="gr34" draw:text-style-name="P11" draw:layer="Buttons" svg:x1="16.75cm" svg:y1="8.25cm" svg:x2="17cm" svg:y2="8.25cm">
          <text:p/>
        </draw:line>
        <draw:custom-shape draw:style-name="gr33" draw:text-style-name="P14" draw:layer="Buttons" svg:width="0.25cm" svg:height="0.25cm" svg:x="16.5cm" svg:y="9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4" xml:id="id36" draw:id="id36" draw:layer="Buttons" svg:width="0.25cm" svg:height="0.25cm" svg:x="17cm" svg:y="9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1" draw:layer="Buttons" svg:x1="16.5cm" svg:y1="9.119cm" svg:x2="17.25cm" svg:y2="9.119cm">
          <text:p/>
        </draw:line>
        <draw:line draw:style-name="gr34" draw:text-style-name="P11" draw:layer="Buttons" svg:x1="16.878cm" svg:y1="8.958cm" svg:x2="16.878cm" svg:y2="9.096cm">
          <text:p/>
        </draw:line>
        <draw:line draw:style-name="gr34" draw:text-style-name="P11" draw:layer="Buttons" svg:x1="16.75cm" svg:y1="8.946cm" svg:x2="17cm" svg:y2="8.946cm">
          <text:p/>
        </draw:line>
        <draw:custom-shape draw:style-name="gr33" draw:text-style-name="P14" draw:layer="Buttons" svg:width="0.25cm" svg:height="0.25cm" svg:x="16.5cm" svg:y="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4" xml:id="id39" draw:id="id39" draw:layer="Buttons" svg:width="0.25cm" svg:height="0.25cm" svg:x="17cm" svg:y="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1" draw:layer="Buttons" svg:x1="16.5cm" svg:y1="9.719cm" svg:x2="17.25cm" svg:y2="9.719cm">
          <text:p/>
        </draw:line>
        <draw:line draw:style-name="gr34" draw:text-style-name="P11" draw:layer="Buttons" svg:x1="16.878cm" svg:y1="9.558cm" svg:x2="16.878cm" svg:y2="9.696cm">
          <text:p/>
        </draw:line>
        <draw:line draw:style-name="gr34" draw:text-style-name="P11" draw:layer="Buttons" svg:x1="16.75cm" svg:y1="9.546cm" svg:x2="17cm" svg:y2="9.546cm">
          <text:p/>
        </draw:line>
        <draw:custom-shape draw:style-name="gr33" draw:text-style-name="P14" draw:layer="Buttons" svg:width="0.25cm" svg:height="0.25cm" svg:x="16.5cm" svg:y="10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4" xml:id="id41" draw:id="id41" draw:layer="Buttons" svg:width="0.25cm" svg:height="0.25cm" svg:x="17cm" svg:y="10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1" draw:layer="Buttons" svg:x1="16.5cm" svg:y1="10.419cm" svg:x2="17.25cm" svg:y2="10.419cm">
          <text:p/>
        </draw:line>
        <draw:line draw:style-name="gr34" draw:text-style-name="P11" draw:layer="Buttons" svg:x1="16.878cm" svg:y1="10.258cm" svg:x2="16.878cm" svg:y2="10.396cm">
          <text:p/>
        </draw:line>
        <draw:line draw:style-name="gr34" draw:text-style-name="P11" draw:layer="Buttons" svg:x1="16.75cm" svg:y1="10.246cm" svg:x2="17cm" svg:y2="10.246cm">
          <text:p/>
        </draw:line>
        <draw:connector draw:style-name="gr22" draw:text-style-name="P1" draw:layer="Wiring" svg:x1="17.25cm" svg:y1="8.625cm" svg:x2="19.502cm" svg:y2="10.376cm" draw:start-shape="id34" draw:start-glue-point="10" draw:end-shape="id35" draw:end-glue-point="6" svg:d="M17250 8625h1135v1751h1117" svg:viewBox="0 0 2253 1752">
          <text:p/>
        </draw:connector>
        <draw:connector draw:style-name="gr22" draw:text-style-name="P1" draw:layer="Wiring" draw:line-skew="-0.135cm" svg:x1="17.25cm" svg:y1="9.321cm" svg:x2="19.502cm" svg:y2="10.876cm" draw:start-shape="id36" draw:start-glue-point="10" draw:end-shape="id37" draw:end-glue-point="6" svg:d="M17250 9321h1000v1555h1252" svg:viewBox="0 0 2253 1556">
          <text:p/>
        </draw:connector>
        <draw:connector draw:style-name="gr22" draw:text-style-name="P1" xml:id="id40" draw:id="id40" draw:layer="Wiring" draw:line-skew="0.25cm" svg:x1="19.103cm" svg:y1="10.616cm" svg:x2="21.252cm" svg:y2="10.876cm" draw:end-shape="id38" draw:end-glue-point="10" svg:d="M19103 10616v-116h2650v376h-501" svg:viewBox="0 0 2651 377">
          <text:p/>
        </draw:connector>
        <draw:connector draw:style-name="gr22" draw:text-style-name="P1" draw:layer="Wiring" draw:line-skew="-0.185cm" svg:x1="17.25cm" svg:y1="9.921cm" svg:x2="19.103cm" svg:y2="10.616cm" draw:start-shape="id39" draw:start-glue-point="10" draw:end-shape="id40" draw:end-glue-point="2" svg:d="M17250 9921h742v695h1111" svg:viewBox="0 0 1854 696">
          <text:p/>
        </draw:connector>
        <draw:connector draw:style-name="gr22" draw:text-style-name="P1" draw:layer="Wiring" draw:line-skew="-0.635cm" svg:x1="17.25cm" svg:y1="10.621cm" svg:x2="19.502cm" svg:y2="11.377cm" draw:start-shape="id41" draw:start-glue-point="10" draw:end-shape="id42" draw:end-glue-point="6" svg:d="M17250 10621h500v756h1752" svg:viewBox="0 0 2253 757">
          <text:p/>
        </draw:connector>
        <draw:line draw:style-name="gr28" draw:text-style-name="P11" draw:layer="Wiring" svg:x1="15.733cm" svg:y1="8.622cm" svg:x2="16.483cm" svg:y2="8.622cm">
          <text:p/>
        </draw:line>
        <draw:line draw:style-name="gr28" draw:text-style-name="P11" draw:layer="Wiring" svg:x1="15.733cm" svg:y1="9.322cm" svg:x2="16.483cm" svg:y2="9.322cm">
          <text:p/>
        </draw:line>
        <draw:line draw:style-name="gr28" draw:text-style-name="P11" draw:layer="Wiring" svg:x1="15.733cm" svg:y1="9.922cm" svg:x2="16.483cm" svg:y2="9.922cm">
          <text:p/>
        </draw:line>
        <draw:line draw:style-name="gr28" draw:text-style-name="P11" draw:layer="Wiring" svg:x1="15.733cm" svg:y1="10.622cm" svg:x2="16.483cm" svg:y2="10.622cm">
          <text:p/>
        </draw:line>
        <draw:line draw:style-name="gr28" draw:text-style-name="P11" draw:layer="Wiring" svg:x1="15.75cm" svg:y1="8.622cm" svg:x2="15.75cm" svg:y2="12.886cm">
          <text:p/>
        </draw:line>
        <draw:custom-shape draw:style-name="gr35" draw:text-style-name="P5" draw:layer="Wiring" svg:width="0.15cm" svg:height="0.15cm" svg:x="15.678cm" svg:y="9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Wiring" svg:width="0.15cm" svg:height="0.15cm" svg:x="15.678cm" svg:y="9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Wiring" svg:width="0.15cm" svg:height="0.15cm" svg:x="15.678cm" svg:y="10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Wiring" svg:width="0.15cm" svg:height="0.15cm" svg:x="15.678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Wiring" svg:width="0.15cm" svg:height="0.15cm" svg:x="15.278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Wiring" svg:width="0.15cm" svg:height="0.15cm" svg:x="17.278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Wiring" svg:width="0.15cm" svg:height="0.15cm" svg:x="18.934cm" svg:y="12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Wiring" svg:width="0.15cm" svg:height="0.15cm" svg:x="14.433cm" svg:y="14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" draw:layer="Wiring" svg:width="0.15cm" svg:height="0.15cm" svg:x="25.428cm" svg:y="15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Wiring" svg:width="0.15cm" svg:height="0.15cm" svg:x="11.434cm" svg:y="6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" draw:layer="Buttons" svg:width="0.659cm" svg:height="0.569cm" svg:x="17.051cm" svg:y="8.751cm">
          <draw:text-box>
            <text:p><text:span text:style-name="T1">2</text:span></text:p>
          </draw:text-box>
        </draw:frame>
        <draw:frame draw:style-name="gr32" draw:text-style-name="P2" draw:layer="Buttons" svg:width="0.659cm" svg:height="0.569cm" svg:x="17.051cm" svg:y="9.451cm">
          <draw:text-box>
            <text:p><text:span text:style-name="T1">3</text:span></text:p>
          </draw:text-box>
        </draw:frame>
        <draw:frame draw:style-name="gr32" draw:text-style-name="P2" draw:layer="Buttons" svg:width="0.659cm" svg:height="0.569cm" svg:x="17.051cm" svg:y="10.051cm">
          <draw:text-box>
            <text:p><text:span text:style-name="T1">4</text:span></text:p>
          </draw:text-box>
        </draw:frame>
        <draw:frame draw:style-name="gr6" draw:text-style-name="P2" draw:layer="GPIO" svg:width="1.018cm" svg:height="0.569cm" svg:x="18.594cm" svg:y="9.903cm">
          <draw:text-box>
            <text:p><text:span text:style-name="T1">D05</text:span></text:p>
          </draw:text-box>
        </draw:frame>
        <draw:frame draw:style-name="gr6" draw:text-style-name="P2" draw:layer="GPIO" svg:width="1.018cm" svg:height="0.569cm" svg:x="17.494cm" svg:y="10.604cm">
          <draw:text-box>
            <text:p><text:span text:style-name="T1">D06</text:span></text:p>
          </draw:text-box>
        </draw:frame>
        <draw:frame draw:style-name="gr6" draw:text-style-name="P2" draw:layer="GPIO" svg:width="1.018cm" svg:height="0.569cm" svg:x="21.294cm" svg:y="10.004cm">
          <draw:text-box>
            <text:p><text:span text:style-name="T1">D12</text:span></text:p>
          </draw:text-box>
        </draw:frame>
        <draw:frame draw:style-name="gr6" draw:text-style-name="P2" draw:layer="GPIO" svg:width="1.018cm" svg:height="0.569cm" svg:x="18.594cm" svg:y="10.904cm">
          <draw:text-box>
            <text:p><text:span text:style-name="T1">D13</text:span></text:p>
          </draw:text-box>
        </draw:frame>
        <draw:g>
          <draw:custom-shape draw:style-name="gr35" draw:text-style-name="P5" draw:layer="Discretes" svg:width="0.5cm" svg:height="0.5cm" draw:transform="rotate (-3.14159265358979) translate (25.002cm 12.25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7" draw:text-style-name="P5" draw:layer="Discretes" svg:width="0.501cm" svg:height="0.1cm" draw:transform="rotate (-3.14159265358979) translate (25.002cm 12.252cm)">
            <text:p/>
            <draw:enhanced-geometry svg:viewBox="0 0 21600 21600" draw:type="rectangle" draw:enhanced-path="M 0 0 L 21600 0 21600 21600 0 21600 0 0 Z N"/>
          </draw:custom-shape>
        </draw:g>
        <draw:line draw:style-name="gr38" draw:text-style-name="P11" xml:id="id44" draw:id="id44" draw:layer="Discretes" svg:x1="24.75cm" svg:y1="11.25cm" svg:x2="24.75cm" svg:y2="14.25cm">
          <text:p/>
        </draw:line>
        <draw:frame draw:style-name="gr26" draw:text-style-name="P12" draw:layer="Discretes" svg:width="1.006cm" svg:height="0.603cm" draw:transform="rotate (1.5707963267949) translate (24.45cm 13.804cm)">
          <draw:text-box>
            <text:p><text:span text:style-name="T1">220</text:span></text:p>
          </draw:text-box>
        </draw:frame>
        <draw:connector draw:style-name="gr22" draw:text-style-name="P1" draw:layer="Wiring" draw:line-skew="-0.243cm" svg:x1="21.252cm" svg:y1="11.877cm" svg:x2="24.75cm" svg:y2="11.25cm" draw:start-shape="id43" draw:start-glue-point="10" draw:end-shape="id44" draw:end-glue-point="0" svg:d="M21252 11877h1498v-627h2000" svg:viewBox="0 0 3499 628">
          <text:p/>
        </draw:connector>
        <draw:connector draw:style-name="gr23" draw:text-style-name="P1" draw:layer="Wiring" svg:x1="22.873cm" svg:y1="15.752cm" svg:x2="24.75cm" svg:y2="14.25cm" draw:start-shape="id25" draw:start-glue-point="4" draw:end-shape="id44" draw:end-glue-point="2" svg:d="M22873 15752v-742h1877v-760" svg:viewBox="0 0 1878 1503">
          <text:p/>
        </draw:connector>
        <draw:custom-shape draw:style-name="gr35" draw:text-style-name="P5" draw:layer="Wiring" svg:width="0.15cm" svg:height="0.15cm" svg:x="22.8cm" svg:y="14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1" draw:layer="Discretes" svg:x1="25.05cm" svg:y1="12cm" svg:x2="25.3cm" svg:y2="11.75cm">
          <text:p/>
        </draw:line>
        <draw:line draw:style-name="gr39" draw:text-style-name="P11" draw:layer="Discretes" svg:x1="25.05cm" svg:y1="12.2cm" svg:x2="25.3cm" svg:y2="11.95cm">
          <text:p/>
        </draw:line>
        <draw:frame draw:style-name="gr6" draw:text-style-name="P2" draw:layer="GPIO" svg:width="1.018cm" svg:height="0.569cm" svg:x="21.294cm" svg:y="11.405cm">
          <draw:text-box>
            <text:p><text:span text:style-name="T1">D16</text:span></text:p>
          </draw:text-box>
        </draw:frame>
        <draw:g>
          <draw:custom-shape draw:style-name="gr35" draw:text-style-name="P5" draw:layer="Test" svg:width="0.5cm" svg:height="0.5cm" draw:transform="rotate (-3.14141812066459) translate (7cm 7.7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7" draw:text-style-name="P5" draw:layer="Test" svg:width="0.501cm" svg:height="0.1cm" draw:transform="rotate (-3.14141812066459) translate (7cm 7.75cm)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5" draw:layer="Test" svg:width="0.15cm" svg:height="0.15cm" svg:x="6.679cm" svg:y="10.4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Test" svg:width="0.15cm" svg:height="0.15cm" svg:x="6.679cm" svg:y="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1" xml:id="id47" draw:id="id47" draw:layer="Test" svg:x1="6.75cm" svg:y1="6cm" svg:x2="6.75cm" svg:y2="10.5cm">
          <text:p/>
        </draw:line>
        <draw:frame draw:style-name="gr26" draw:text-style-name="P12" draw:layer="Test" svg:width="1.513cm" svg:height="0.603cm" draw:transform="rotate (1.5707963267949) translate (6.449cm 10cm)">
          <draw:text-box>
            <text:p><text:span text:style-name="T1">1.5K</text:span></text:p>
          </draw:text-box>
        </draw:frame>
        <draw:custom-shape draw:style-name="gr40" draw:text-style-name="P15" draw:layer="Test" svg:width="1.5cm" svg:height="1.25cm" svg:x="1.5cm" svg:y="6.25cm">
          <text:p text:style-name="P1"><text:span text:style-name="T4">Test</text:span></text:p>
          <text:p text:style-name="P1"><text:span text:style-name="T4">power</text:span></text:p>
          <draw:enhanced-geometry svg:viewBox="0 0 21600 21600" draw:type="rectangle" draw:enhanced-path="M 0 0 L 21600 0 21600 21600 0 21600 0 0 Z N"/>
        </draw:custom-shape>
        <draw:line draw:style-name="gr28" draw:text-style-name="P11" draw:layer="Test" svg:x1="2.25cm" svg:y1="3.749cm" svg:x2="6.75cm" svg:y2="3.749cm">
          <text:p/>
        </draw:line>
        <draw:custom-shape draw:style-name="gr41" draw:text-style-name="P14" draw:layer="Test" svg:width="1.25cm" svg:height="1.25cm" svg:x="3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1" draw:layer="Test" svg:x1="3.55cm" svg:y1="4.3cm" svg:x2="4.3cm" svg:y2="3.55cm">
          <text:p/>
        </draw:line>
        <draw:line draw:style-name="gr28" draw:text-style-name="P11" draw:layer="Test" svg:x1="2.25cm" svg:y1="3.75cm" svg:x2="2.25cm" svg:y2="6.25cm">
          <text:p/>
        </draw:line>
        <draw:line draw:style-name="gr28" draw:text-style-name="P11" xml:id="id45" draw:id="id45" draw:layer="Test" svg:x1="6.75cm" svg:y1="3.75cm" svg:x2="6.75cm" svg:y2="5.25cm">
          <text:p/>
        </draw:line>
        <draw:line draw:style-name="gr28" draw:text-style-name="P11" draw:layer="Test" svg:x1="2.25cm" svg:y1="7.5cm" svg:x2="2.25cm" svg:y2="10.5cm">
          <text:p/>
        </draw:line>
        <draw:line draw:style-name="gr28" draw:text-style-name="P11" xml:id="id33" draw:id="id33" draw:layer="Test" svg:x1="6.75cm" svg:y1="10.5cm" svg:x2="2.25cm" svg:y2="10.5cm">
          <text:p/>
        </draw:line>
        <draw:line draw:style-name="gr43" draw:text-style-name="P11" draw:layer="Test" svg:x1="6.75cm" svg:y1="6.5cm" svg:x2="5cm" svg:y2="6.5cm">
          <text:p/>
        </draw:line>
        <draw:line draw:style-name="gr43" draw:text-style-name="P11" draw:layer="Test" svg:x1="5cm" svg:y1="6.5cm" svg:x2="5cm" svg:y2="10.5cm">
          <text:p/>
        </draw:line>
        <draw:custom-shape draw:style-name="gr44" draw:text-style-name="P14" draw:layer="Test" svg:width="0.25cm" svg:height="0.25cm" svg:x="4.101cm" svg:y="8.001cm">
          <draw:glue-point draw:id="4" svg:x="5cm" svg:y="5cm"/>
          <text:p/>
          <draw:enhanced-geometry svg:viewBox="0 0 21600 21600" draw:type="rectangle" draw:enhanced-path="M 0 0 L 21600 0 21600 21600 0 21600 0 0 Z N"/>
        </draw:custom-shape>
        <draw:custom-shape draw:style-name="gr45" draw:text-style-name="P14" draw:layer="Test" svg:width="1.25cm" svg:height="1.25cm" svg:x="4.4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1" draw:layer="Test" svg:x1="4.65cm" svg:y1="8.4cm" svg:x2="5.4cm" svg:y2="7.65cm">
          <text:p/>
        </draw:line>
        <draw:custom-shape draw:style-name="gr35" draw:text-style-name="P5" draw:layer="Test" svg:width="0.15cm" svg:height="0.15cm" svg:x="4.93cm" svg:y="10.4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6" draw:layer="Test" svg:width="1.222cm" svg:height="0.645cm" svg:x="3.25cm" svg:y="4.605cm">
          <draw:text-box>
            <text:p><text:span text:style-name="T4">Amp</text:span></text:p>
          </draw:text-box>
        </draw:frame>
        <draw:frame draw:style-name="gr47" draw:text-style-name="P16" draw:layer="Test" svg:width="1.086cm" svg:height="0.645cm" svg:x="3.164cm" svg:y="7.75cm">
          <draw:text-box>
            <text:p><text:span text:style-name="T4">Volt</text:span></text:p>
          </draw:text-box>
        </draw:frame>
        <draw:frame draw:style-name="gr48" draw:text-style-name="P17" draw:layer="Test" svg:width="0.832cm" svg:height="0.878cm" svg:x="2.164cm" svg:y="5.605cm">
          <draw:text-box>
            <text:p><text:span text:style-name="T5">+</text:span></text:p>
          </draw:text-box>
        </draw:frame>
        <draw:frame draw:style-name="gr49" draw:text-style-name="P17" draw:layer="Test" svg:width="0.688cm" svg:height="0.878cm" svg:x="2.264cm" svg:y="7.305cm">
          <draw:text-box>
            <text:p><text:span text:style-name="T5">-</text:span></text:p>
          </draw:text-box>
        </draw:frame>
        <draw:connector draw:style-name="gr22" draw:text-style-name="P1" draw:layer="Wiring" svg:x1="6.75cm" svg:y1="5.25cm" svg:x2="8.25cm" svg:y2="5.376cm" draw:start-shape="id45" draw:start-glue-point="2" draw:end-shape="id46" draw:end-glue-point="6" svg:d="M6750 5250h759v126h741" svg:viewBox="0 0 1501 127">
          <text:p/>
        </draw:connector>
        <draw:connector draw:style-name="gr22" draw:text-style-name="P1" draw:layer="Wiring" svg:x1="6.75cm" svg:y1="6cm" svg:x2="8.25cm" svg:y2="5.893cm" draw:start-shape="id47" draw:start-glue-point="0" draw:end-shape="id48" draw:end-glue-point="6" svg:d="M6750 6000h759v-107h741" svg:viewBox="0 0 1501 108">
          <text:p/>
        </draw:connector>
        <draw:line draw:style-name="gr39" draw:text-style-name="P11" draw:layer="Test" svg:x1="7.05cm" svg:y1="7.4cm" svg:x2="7.3cm" svg:y2="7.15cm">
          <text:p/>
        </draw:line>
        <draw:line draw:style-name="gr39" draw:text-style-name="P11" draw:layer="Test" svg:x1="7.05cm" svg:y1="7.6cm" svg:x2="7.3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st"/>
      <draw:layer draw:name="LCD"/>
      <draw:layer draw:name="Buttons"/>
      <draw:layer draw:name="Discretes"/>
      <draw:layer draw:name="GPIO"/>
      <draw:layer draw:name="INA"/>
      <draw:layer draw:name="Wiring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3:08:14.065922867</meta:creation-date>
    <dc:date>2019-01-23T15:54:52.120126215</dc:date>
    <meta:editing-duration>PT1H18M11S</meta:editing-duration>
    <meta:editing-cycles>9</meta:editing-cycles>
    <meta:generator>LibreOffice/6.1.3.2$Linux_X86_64 LibreOffice_project/10$Build-2</meta:generator>
    <meta:document-statistic meta:object-count="235"/>
  </office:meta>
</office:document-meta>
</file>